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5df" officeooo:paragraph-rsid="000dc5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&lt;keytable table="skelett_klasse"&gt;</text:p>
      <text:p text:style-name="P1"><text:s text:c="6"/>&lt;item id="0" lang="de" term="kein (0%)" /&gt;</text:p>
      <text:p text:style-name="P1"><text:s text:c="6"/>&lt;item id="199" lang="de" term="gering (0 bis &amp;lt;10%)" /&gt;</text:p>
      <text:p text:style-name="P1"><text:s text:c="6"/>&lt;item id="299" lang="de" term="mäßig (10 bis &amp;lt;20%)" /&gt;</text:p>
      <text:p text:style-name="P1"><text:s text:c="6"/>&lt;item id="399" lang="de" term="hoch (20 bis &amp;lt;40%)" /&gt;</text:p>
      <text:p text:style-name="P1"><text:s text:c="6"/>&lt;item id="499" lang="de" term="sehr hoch (40 bis &amp;lt;80%)" /&gt;</text:p>
      <text:p text:style-name="P1"><text:s text:c="6"/>&lt;item id="599" lang="de" term="vorwiegend (über 80%)" /&gt;</text:p>
      <text:p text:style-name="P1"><text:s text:c="4"/>&lt;/keytable&gt;</text:p>
      <text:p text:style-name="P1"><text:s text:c="4"/>&lt;keytable table="dichte_klasse"&gt;</text:p>
      <text:p text:style-name="P1"><text:s text:c="6"/>&lt;item id="10" lang="de" term="sehr locker" /&gt;</text:p>
      <text:p text:style-name="P1"><text:s text:c="6"/>&lt;item id="20" lang="de" term="locker" /&gt;</text:p>
      <text:p text:style-name="P1"><text:s text:c="6"/>&lt;item id="30" lang="de" term="mittel" /&gt;</text:p>
      <text:p text:style-name="P1"><text:s text:c="6"/>&lt;item id="50" lang="de" term="dicht" /&gt;</text:p>
      <text:p text:style-name="P1"><text:s text:c="6"/>&lt;item id="60" lang="de" term="sehr dicht" /&gt;</text:p>
      <text:p text:style-name="P1"/>
      <text:p text:style-name="P1"><text:s text:c="4"/>&lt;keytable table="bodenart"&gt;</text:p>
      <text:p text:style-name="P1"><text:s text:c="6"/>&lt;item id="101" lang="de" term="S - Sand" /&gt;</text:p>
      <text:p text:style-name="P1"><text:s text:c="6"/>&lt;item id="121" lang="de" term="uS - schluffiger Sand" /&gt;</text:p>
      <text:p text:style-name="P1"><text:s text:c="6"/>&lt;item id="202" lang="de" term="U - Schluff" /&gt;</text:p>
      <text:p text:style-name="P1"><text:s text:c="6"/>&lt;item id="212" lang="de" term="sU - sandiger Schluff" /&gt;</text:p>
      <text:p text:style-name="P1"><text:s text:c="6"/>&lt;item id="231" lang="de" term="lS - lehmiger Sand" /&gt;</text:p>
      <text:p text:style-name="P1"><text:s text:c="6"/>&lt;item id="313" lang="de" term="sL - sandiger Lehm" /&gt;</text:p>
      <text:p text:style-name="P1"><text:s text:c="6"/>&lt;item id="332" lang="de" term="lU - lehmiger Schluff" /&gt;</text:p>
      <text:p text:style-name="P1"><text:s text:c="6"/>&lt;item id="341" lang="de" term="tS - toniger Sand" /&gt;</text:p>
      <text:p text:style-name="P1"><text:s text:c="6"/>&lt;item id="403" lang="de" term="L - Lehm" /&gt;</text:p>
      <text:p text:style-name="P1"><text:s text:c="6"/>&lt;item id="414" lang="de" term="sT - sandiger Ton" /&gt;</text:p>
      <text:p text:style-name="P1"><text:s text:c="6"/>&lt;item id="423" lang="de" term="uL - schluffiger Lehm" /&gt;</text:p>
      <text:p text:style-name="P1"><text:s text:c="6"/>&lt;item id="504" lang="de" term="T - Ton" /&gt;</text:p>
      <text:p text:style-name="P1"><text:s text:c="6"/>&lt;item id="534" lang="de" term="lT - lehmiger Ton" /&gt;</text:p>
      <text:p text:style-name="P1"><text:s text:c="4"/>&lt;/keytab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7-12-01T12:13:17.914155127</meta:creation-date>
    <dc:date>2017-12-01T12:19:30.110040083</dc:date>
    <dc:creator>fabs </dc:creator>
    <meta:editing-duration>P0D</meta:editing-duration>
    <meta:editing-cycles>1</meta:editing-cycles>
    <meta:document-statistic meta:table-count="0" meta:image-count="0" meta:object-count="0" meta:page-count="1" meta:paragraph-count="29" meta:word-count="181" meta:character-count="1502" meta:non-whitespace-character-count="1159"/>
    <meta:generator>LibreOffice/4.2.7.2$Linux_X86_64 LibreOffice_project/420m0$Build-2</meta:generator>
  </office:meta>
</office:document-meta>
</file>